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2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page"/>
      <style:text-properties fo:font-variant="normal" fo:text-transform="none" fo:color="#212529" loext:opacity="100%" style:font-name="Open Sans" fo:font-size="12pt" fo:letter-spacing="normal" fo:font-style="normal" fo:font-weight="bold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3" style:family="paragraph" style:parent-style-name="Heading_20_3">
      <style:text-properties fo:font-variant="normal" fo:text-transform="none" fo:color="#212529" loext:opacity="100%" style:font-name="Open Sans" fo:font-size="12pt" fo:letter-spacing="normal" fo:font-style="normal" fo:font-weight="bold" officeooo:rsid="00175a11" officeooo:paragraph-rsid="00175a11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4" style:family="paragraph" style:parent-style-name="Heading_20_4">
      <style:paragraph-properties fo:line-height="120%"/>
      <style:text-properties fo:font-weight="bold"/>
    </style:style>
    <style:style style:name="P5" style:family="paragraph" style:parent-style-name="Standard">
      <style:text-properties officeooo:rsid="00175a11" officeooo:paragraph-rsid="00175a11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 fo:background-color="#f8f9fa" loext:padding-left="0.049cm" loext:padding-right="0cm" loext:padding-top="0.049cm" loext:padding-bottom="0.049cm" loext:border-left="0.06pt solid #cad0d7" loext:border-right="none" loext:border-top="0.06pt solid #cad0d7" loext:border-bottom="0.06pt solid #cad0d7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fo:background-color="#fff3cd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052025" loext:opacity="100%" style:font-name="Open Sans" fo:font-size="12pt" fo:letter-spacing="normal" fo:font-style="normal" fo:font-weight="normal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52025" loext:opacity="100%" style:font-name="Open Sans" fo:font-size="12pt" fo:letter-spacing="normal" fo:font-style="normal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 loext:padding-left="0.049cm" loext:padding-right="0cm" loext:padding-top="0.049cm" loext:padding-bottom="0.049cm" loext:border-left="0.06pt solid #ffeeba" loext:border-right="none" loext:border-top="0.06pt solid #ffeeba" loext:border-bottom="0.06pt solid #ffeeba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52025" loext:opacity="100%" fo:background-color="#e9f6f8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orphans="2" fo:widows="2"/>
    </style:style>
    <style:style style:name="T1" style:family="text">
      <style:text-properties officeooo:rsid="00175a11"/>
    </style:style>
    <style:style style:name="T2" style:family="text">
      <style:text-properties fo:font-weight="bold"/>
    </style:style>
    <style:style style:name="T3" style:family="text">
      <style:text-properties fo:color="#052025" loext:opacity="100%" fo:background-color="#e9f6f8" loext:char-shading-value="0" loext:padding-left="0.049cm" loext:padding-right="0cm" loext:padding-top="0.049cm" loext:padding-bottom="0.049cm" loext:border-left="0.06pt solid #bee5eb" loext:border-right="none" loext:border-top="0.06pt solid #bee5eb" loext:border-bottom="0.06pt solid #bee5eb"/>
    </style:style>
    <style:style style:name="T4" style:family="text">
      <style:text-properties fo:font-style="italic"/>
    </style:style>
    <style:style style:name="T5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style:style style:name="T6" style:family="text">
      <style:text-properties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7" style:family="text">
      <style:text-properties officeooo:rsid="00175a11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ff3cd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aaab aacad</text:p>
      <text:p text:style-name="P5"/>
      <text:p text:style-name="P5"><text:a xlink:type="simple" xlink:href="https://platon.campograndeformacion.com/mod/quiz/view.php?id=26129" text:style-name="Internet_20_link" text:visited-style-name="Visited_20_Internet_20_Link"><text:span text:style-name="T5">MF0951-UF1305. Test de Evaluación Tema 7</text:span></text:a> </text:p>
      <text:h text:style-name="P3" text:outline-level="3">Pregunta 1</text:h>
      <text:section text:style-name="Sect1" text:name="question-1034-1">
        <text:p text:style-name="P8">¿Cuales son los operadores booleanos principales?</text:p>
        <text:section text:style-name="Sect1" text:name="q1034:1_answer0_label">
          <text:p text:style-name="P8"><text:span text:style-name="T1">*a.</text:span>AND, OR, NOT, XOR</text:p>
        </text:section>
        <text:section text:style-name="Sect1" text:name="q1034:1_answer1_label">
          <text:p text:style-name="P9"><text:span text:style-name="T6">b.</text:span>AND, OR y NOT</text:p>
        </text:section>
        <text:section text:style-name="Sect1" text:name="q1034:1_answer2_label">
          <text:p text:style-name="P9"><text:span text:style-name="T6">c.</text:span>AND y NOT</text:p>
        </text:section>
        <text:section text:style-name="Sect1" text:name="q1034:1_answer3_label">
          <text:p text:style-name="P9"><text:span text:style-name="T6">d.</text:span>AND y OR</text:p>
        </text:section>
        <text:p text:style-name="P7"><draw:frame draw:style-name="fr1" draw:name="Marco2" text:anchor-type="char" svg:width="0.041cm" draw:z-index="0"><draw:text-box fo:min-height="0.041cm"><text:h text:style-name="P4" text:outline-level="4">Retroalimentación</text:h></draw:text-box></draw:frame>¡Correcto! Aunque el operador XOR cada vez se utilice menos, también forma parte del grupo de operadores booleanos.</text:p>
      </text:section>
      <text:section text:style-name="Sect1" text:name="question-1034-2">
        <text:h text:style-name="P1" text:outline-level="3">Pregunta 2</text:h>
        <text:p text:style-name="P8">Si busca películas OR videojuegos, ¿qué obtiene?</text:p>
        <text:section text:style-name="Sect1" text:name="q1034:2_answer0_label">
          <text:p text:style-name="P8"><text:span text:style-name="T1">*a.</text:span>Obtendremos los resultados que contengan cualquiera de las dos palabras</text:p>
        </text:section>
        <text:section text:style-name="Sect1" text:name="q1034:2_answer1_label">
          <text:p text:style-name="P9"><text:span text:style-name="T6">b.</text:span>Obtendremos resultados que contengan una de las dos palabras</text:p>
        </text:section>
        <text:section text:style-name="Sect1" text:name="q1034:2_answer2_label">
          <text:p text:style-name="P9"><text:span text:style-name="T6">c.</text:span>Los resultados contendrán la primera de las dos palabras</text:p>
        </text:section>
        <text:section text:style-name="Sect1" text:name="q1034:2_answer3_label">
          <text:p text:style-name="P9"><text:span text:style-name="T6">d.</text:span>Obtendremos sólo resultados con la segunda palabra</text:p>
        </text:section>
        <text:p text:style-name="P7"><draw:frame draw:style-name="fr1" draw:name="Marco4" text:anchor-type="char" svg:width="0.041cm" draw:z-index="1"><draw:text-box fo:min-height="0.041cm"><text:h text:style-name="P4" text:outline-level="4">Retroalimentación</text:h></draw:text-box></draw:frame>¡Correcto! El operador booleano OR no es excluyente.</text:p>
      </text:section>
      <text:section text:style-name="Sect1" text:name="question-1034-3">
        <text:h text:style-name="P1" text:outline-level="3">Pregunta 3</text:h>
        <text:p text:style-name="P8">¿Qué es exactamente el operador XOR?</text:p>
        <text:section text:style-name="Sect1" text:name="q1034:3_answer0_label">
          <text:p text:style-name="P8"><text:span text:style-name="T1">*a.</text:span>El operador XOR mostrará un resultado u otro, pero nunca ambos a la vez</text:p>
        </text:section>
        <text:section text:style-name="Sect1" text:name="q1034:3_answer1_label">
          <text:p text:style-name="P9"><text:span text:style-name="T6">b.</text:span>Mostrará ambos resultados a la vez</text:p>
        </text:section>
        <text:section text:style-name="Sect1" text:name="q1034:3_answer2_label">
          <text:p text:style-name="P9"><text:span text:style-name="T6">c.</text:span>Este operador muestra ambos resultados juntos o separados</text:p>
        </text:section>
        <text:section text:style-name="Sect1" text:name="q1034:3_answer3_label">
          <text:p text:style-name="P9"><text:span text:style-name="T6">d.</text:span>Este operador muestra el primer resultado siempre excluyendo al segundo</text:p>
        </text:section>
        <text:p text:style-name="P7"><draw:frame draw:style-name="fr1" draw:name="Marco6" text:anchor-type="char" svg:width="0.041cm" draw:z-index="2"><draw:text-box fo:min-height="0.041cm"><text:h text:style-name="P4" text:outline-level="4">Retroalimentación</text:h></draw:text-box></draw:frame>¡Correcto! XOR es el operador O excluyente.</text:p>
      </text:section>
      <text:section text:style-name="Sect1" text:name="question-1034-4">
        <text:h text:style-name="P1" text:outline-level="3">Pregunta 4</text:h>
        <text:p text:style-name="P8">¿Qué obtendrá si busca <text:span text:style-name="T2">~saltar</text:span>?</text:p>
        <text:section text:style-name="Sect1" text:name="q1034:4_answer0_label">
          <text:p text:style-name="P8"><text:span text:style-name="T1">*a.</text:span>Obtendrá resultados parecido a <text:span text:style-name="T4">saltar</text:span></text:p>
        </text:section>
        <text:section text:style-name="Sect1" text:name="q1034:4_answer1_label">
          <text:p text:style-name="P9"><text:span text:style-name="T6">b.</text:span>Obtendrá resultados donde aparezca exactamente la palabra <text:span text:style-name="T4">saltar</text:span></text:p>
        </text:section>
        <text:section text:style-name="Sect1" text:name="q1034:4_answer2_label">
          <text:p text:style-name="P9"><text:span text:style-name="T6">c.</text:span>Obtendrá la definición de <text:span text:style-name="T4">saltar</text:span></text:p>
        </text:section>
        <text:section text:style-name="Sect1" text:name="q1034:4_answer3_label">
          <text:p text:style-name="P9"><text:span text:style-name="T6">d.</text:span>Obtendrá la palabra <text:span text:style-name="T4">saltar </text:span>con varias palabras antes de ella</text:p>
        </text:section>
        <text:p text:style-name="P7"><draw:frame draw:style-name="fr1" draw:name="Marco8" text:anchor-type="char" svg:width="0.041cm" draw:z-index="3"><draw:text-box fo:min-height="0.041cm"><text:h text:style-name="P4" text:outline-level="4">Retroalimentación</text:h></draw:text-box></draw:frame>¡Correcto! Este símbolo se utiliza para buscar un resultado parecido.</text:p>
      </text:section>
      <text:section text:style-name="Sect1" text:name="question-1034-5">
        <text:h text:style-name="P1" text:outline-level="3"/>
        <text:h text:style-name="P2" text:outline-level="3">Pregunta 5</text:h>
        <text:p text:style-name="P8">¿Qué tipos de buscadores existen?</text:p>
        <text:section text:style-name="Sect1" text:name="q1034:5_answer0_label">
          <text:p text:style-name="P8"><text:span text:style-name="T1">a.</text:span>Metódicos, masivos e independientes</text:p>
        </text:section>
        <text:section text:style-name="Sect1" text:name="q1034:5_answer1_label">
          <text:p text:style-name="P9"><text:span text:style-name="T7">*</text:span><text:span text:style-name="T6">b.</text:span>Jerárquicos, metabuscadores y directorios</text:p>
        </text:section>
        <text:section text:style-name="Sect1" text:name="q1034:5_answer2_label">
          <text:p text:style-name="P9"><text:span text:style-name="T6">c.</text:span>De documentos, multimedia y de imágenes</text:p>
        </text:section>
        <text:section text:style-name="Sect1" text:name="q1034:5_answer3_label">
          <text:p text:style-name="P9"><text:span text:style-name="T6">d.</text:span>De texto, metadatos y audiovisual</text:p>
        </text:section>
        <text:p text:style-name="P7"><draw:frame draw:style-name="fr1" draw:name="Marco10" text:anchor-type="char" svg:width="0.041cm" draw:z-index="4"><draw:text-box fo:min-height="0.041cm"><text:h text:style-name="P4" text:outline-level="4">Retroalimentación</text:h></draw:text-box></draw:frame>¡Correcto! Los motores de búsqueda pertenecerán a uno de estos tres grupos dependiendo de qué método utilicen para realizar la búsqueda.</text:p>
      </text:section>
      <text:section text:style-name="Sect1" text:name="question-1034-6">
        <text:h text:style-name="P1" text:outline-level="3">Pregunta 6</text:h>
        <text:p text:style-name="P8">¿Para qué se utiliza la expresión NEAR?</text:p>
        <text:section text:style-name="Sect1" text:name="q1034:6_answer0_label">
          <text:p text:style-name="P8"><text:span text:style-name="T1">*a.</text:span>Para buscar términos próximos entre sí</text:p>
        </text:section>
        <text:section text:style-name="Sect1" text:name="q1034:6_answer1_label">
          <text:p text:style-name="P9"><text:span text:style-name="T6">b.</text:span>Para especificar dónde localizar la búsqueda en cada documento</text:p>
        </text:section>
        <text:section text:style-name="Sect1" text:name="q1034:6_answer2_label">
          <text:p text:style-name="P9"><text:span text:style-name="T6">c.</text:span>Para ampliar la búsqueda de términos similares</text:p>
        </text:section>
        <text:section text:style-name="Sect1" text:name="q1034:6_answer3_label">
          <text:p text:style-name="P9"><text:span text:style-name="T6">d.</text:span>Para restringir una palabra de la búsqueda</text:p>
        </text:section>
        <text:p text:style-name="P7"><draw:frame draw:style-name="fr1" draw:name="Marco12" text:anchor-type="char" svg:width="0.041cm" draw:z-index="5"><draw:text-box fo:min-height="0.041cm"><text:h text:style-name="P4" text:outline-level="4">Retroalimentación</text:h></draw:text-box></draw:frame>¡Correcto! Su objetivo es localizar documentos en ambos términos próximos entre sí.</text:p>
      </text:section>
      <text:section text:style-name="Sect1" text:name="question-1034-7">
        <text:h text:style-name="P1" text:outline-level="3">Pregunta 7</text:h>
        <text:p text:style-name="P8">Si no encuentra información sobre el tema buscado puede ser por...</text:p>
        <text:section text:style-name="Sect1" text:name="q1034:7_answer0_label">
          <text:p text:style-name="P8"><text:span text:style-name="T1">*a.</text:span>Posible exceso de palabras en la búsqueda</text:p>
        </text:section>
        <text:section text:style-name="Sect1" text:name="q1034:7_answer1_label">
          <text:p text:style-name="P9"><text:span text:style-name="T6">b.</text:span>Escribir correctamente las palabras claves</text:p>
        </text:section>
        <text:section text:style-name="Sect1" text:name="q1034:7_answer2_label">
          <text:p text:style-name="P9"><text:span text:style-name="T6">c.</text:span>No precisar el tema de la búsqueda</text:p>
        </text:section>
        <text:section text:style-name="Sect1" text:name="q1034:7_answer3_label">
          <text:p text:style-name="P9"><text:span text:style-name="T6">d.</text:span>El buscador no funciona</text:p>
        </text:section>
        <text:p text:style-name="P7"><draw:frame draw:style-name="fr1" draw:name="Marco14" text:anchor-type="char" svg:width="0.041cm" draw:z-index="6"><draw:text-box fo:min-height="0.041cm"><text:h text:style-name="P4" text:outline-level="4">Retroalimentación</text:h></draw:text-box></draw:frame>¡Correcto! Si utilizamos demasiadas palabras en nuestra búsqueda, el buscador no buscará eficientemente.</text:p>
      </text:section>
      <text:section text:style-name="Sect1" text:name="question-1034-8">
        <text:h text:style-name="P1" text:outline-level="3">Pregunta 8</text:h>
        <text:p text:style-name="P8">El evento <text:span text:style-name="T4">onunload </text:span>surte efecto cuando...</text:p>
        <text:section text:style-name="Sect1" text:name="q1034:8_answer0_label">
          <text:p text:style-name="P8"><text:span text:style-name="T1">a.</text:span>La página termina de cargar</text:p>
        </text:section>
        <text:section text:style-name="Sect1" text:name="q1034:8_answer1_label">
          <text:p text:style-name="P9"><text:span text:style-name="T6">b.</text:span>Ocurre un error en la página</text:p>
        </text:section>
        <text:section text:style-name="Sect1" text:name="q1034:8_answer2_label">
          <text:p text:style-name="P9"><text:span text:style-name="T7">*</text:span><text:span text:style-name="T6">c.</text:span>El usuario abandona la página</text:p>
        </text:section>
        <text:section text:style-name="Sect1" text:name="q1034:8_answer3_label">
          <text:p text:style-name="P9"><text:span text:style-name="T6">d.</text:span>No se termina de cargar un elemento de la página</text:p>
        </text:section>
        <text:p text:style-name="P7"><draw:frame draw:style-name="fr1" draw:name="Marco16" text:anchor-type="char" svg:width="0.041cm" draw:z-index="7"><draw:text-box fo:min-height="0.041cm"><text:h text:style-name="P4" text:outline-level="4">Retroalimentación</text:h></draw:text-box></draw:frame>¡Correcto! Este evento tiene lugar cuando el usuario abandona la página o cuando la recarga.</text:p>
      </text:section>
      <text:section text:style-name="Sect1" text:name="question-1034-9">
        <text:h text:style-name="P1" text:outline-level="3">Pregunta 9</text:h>
        <text:p text:style-name="P8">¿Qué hacen los metabuscadores?</text:p>
        <text:section text:style-name="Sect1" text:name="q1034:9_answer0_label">
          <text:p text:style-name="P8"><text:span text:style-name="T1">*a.</text:span>Recopilan información de varios motores de búsqueda</text:p>
        </text:section>
        <text:section text:style-name="Sect1" text:name="q1034:9_answer1_label">
          <text:p text:style-name="P9"><text:span text:style-name="T6">b.</text:span>Son listas de recursos organizados</text:p>
        </text:section>
        <text:section text:style-name="Sect1" text:name="q1034:9_answer2_label">
          <text:p text:style-name="P9"><text:span text:style-name="T6">c.</text:span>Clasifican los resultados de la búsqueda según la relevancia</text:p>
        </text:section>
        <text:section text:style-name="Sect1" text:name="q1034:9_answer3_label">
          <text:p text:style-name="P9"><text:span text:style-name="T6">d.</text:span>Son buscadores que utilizan sus arañas para indexar la búsqueda</text:p>
        </text:section>
        <text:p text:style-name="P7"><draw:frame draw:style-name="fr1" draw:name="Marco18" text:anchor-type="char" svg:width="0.041cm" draw:z-index="8"><draw:text-box fo:min-height="0.041cm"><text:h text:style-name="P4" text:outline-level="4">Retroalimentación</text:h></draw:text-box></draw:frame>¡Correcto! Los metabuscadores recopilan información para dar un resultado general.</text:p>
      </text:section>
      <text:section text:style-name="Sect1" text:name="question-1034-10">
        <text:h text:style-name="P1" text:outline-level="3"><text:soft-page-break/>Pregunta 10</text:h>
        <text:section text:style-name="Sect1" text:name="yui_3_17_2_1_1689251084628_135">
          <text:p text:style-name="P11">¿Para qué se utilizan los separadores?</text:p>
          <text:section text:style-name="Sect1" text:name="q1034:10_answer0_label">
            <text:p text:style-name="P8"><text:span text:style-name="T1">a.</text:span>Para separar diferentes búsquedas</text:p>
          </text:section>
          <text:section text:style-name="Sect1" text:name="q1034:10_answer1_label">
            <text:p text:style-name="P9"><text:span text:style-name="T6">b.</text:span>Para separar el código HTML de JavaScript</text:p>
          </text:section>
          <text:section text:style-name="Sect1" text:name="q1034:10_answer2_label">
            <text:p text:style-name="P9"><text:span text:style-name="T6">c.</text:span>Para separar los términos de los operadores booleanos</text:p>
          </text:section>
          <text:section text:style-name="Sect1" text:name="q1034:10_answer3_label">
            <text:p text:style-name="P9"><text:span text:style-name="T7">*</text:span><text:span text:style-name="T6">d.</text:span>Para dar formato al título de su página</text:p>
          </text:section>
          <text:section text:style-name="Sect2" text:name="yui_3_17_2_1_1689251084628_134">
            <text:p text:style-name="P10"><draw:frame draw:style-name="fr1" draw:name="Marco20" text:anchor-type="char" svg:width="0.041cm" draw:z-index="9"><draw:text-box fo:min-height="0.041cm"><text:h text:style-name="P4" text:outline-level="4">Retroalimentación</text:h></draw:text-box></draw:frame>¡Correcto! Con ellos puede darle estilo al título de su web.</text:p>
          </text:section>
        </text:section>
      </text:section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3T14:21:53.173000000</meta:creation-date>
    <dc:date>2023-07-13T14:28:03.694000000</dc:date>
    <meta:editing-duration>PT6M11S</meta:editing-duration>
    <meta:editing-cycles>1</meta:editing-cycles>
    <meta:document-statistic meta:table-count="0" meta:image-count="0" meta:object-count="0" meta:page-count="3" meta:paragraph-count="82" meta:word-count="496" meta:character-count="3352" meta:non-whitespace-character-count="2937"/>
    <meta:generator>LibreOffice/7.5.0.3$Windows_X86_64 LibreOffice_project/c21113d003cd3efa8c53188764377a8272d9d6de</meta:generator>
  </office:meta>
</office:document-meta>
</file>